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in"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in"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in"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in"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in"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paragraph-properties fo:margin-left="0in" fo:margin-right="0in" fo:margin-top="0in" fo:margin-bottom="0in" loext:contextual-spacing="false" fo:orphans="2" fo:widows="2" fo:text-indent="0in" style:auto-text-indent="false"/>
      <style:text-properties loext:padding="0in" loext:border="none"/>
    </style:style>
    <style:style style:name="P30" style:family="paragraph" style:parent-style-name="Text_20_body">
      <style:paragraph-properties fo:margin-left="0in" fo:margin-right="0in" fo:margin-top="0in" fo:margin-bottom="0in" loext:contextual-spacing="false" fo:text-indent="0in" style:auto-text-indent="false" fo:padding="0in" fo:border="none"/>
    </style:style>
    <style:style style:name="P3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27pt" fo:letter-spacing="normal" fo:font-style="normal" fo:font-weight="normal" officeooo:paragraph-rsid="000eb398"/>
    </style:style>
    <style:style style:name="P3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3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35" style:family="paragraph" style:parent-style-name="Preformatted_20_Text">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505763" style:font-name="Monaco" fo:font-size="9pt" fo:letter-spacing="normal" fo:font-style="normal" fo:font-weight="normal" loext:padding="0in" loext:border="none"/>
    </style:style>
    <style:style style:name="P36"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style:style>
    <style:style style:name="P37"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38"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39"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4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4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43"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44" style:family="paragraph" style:parent-style-name="Text_20_body">
      <style:text-properties officeooo:paragraph-rsid="001b96b1"/>
    </style:style>
    <style:style style:name="P45" style:family="paragraph" style:parent-style-name="Standard">
      <style:text-properties officeooo:paragraph-rsid="001f4b7e"/>
    </style:style>
    <style:style style:name="P46"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4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49"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50"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51" style:family="paragraph" style:parent-style-name="Text_20_body" style:list-style-name="L1">
      <style:paragraph-properties fo:margin-left="0.1043in" fo:margin-right="0in" fo:margin-top="0in" fo:margin-bottom="0in" loext:contextual-spacing="false" fo:orphans="2" fo:widows="2" fo:text-indent="0in" style:auto-text-indent="false" fo:padding="0in" fo:border="none"/>
    </style:style>
    <style:style style:name="P52" style:family="paragraph" style:parent-style-name="Text_20_body" style:list-style-name="L2">
      <style:paragraph-properties fo:margin-left="0.1043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in"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in"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in"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in" loext:border="none"/>
    </style:style>
    <style:style style:name="T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in" loext:border="none"/>
    </style:style>
    <style:style style:name="T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in"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in"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in"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in"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1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1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in" loext:border="none"/>
    </style:style>
    <style:style style:name="T1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in" loext:border="none"/>
    </style:style>
    <style:style style:name="T18" style:family="text">
      <style:text-properties fo:font-variant="normal" fo:text-transform="none" fo:color="#3c3b37" style:font-name="sf pro text" fo:font-size="13.5pt" fo:letter-spacing="normal" fo:font-style="normal" fo:font-weight="bold" loext:padding="0in" loext:border="none"/>
    </style:style>
    <style:style style:name="T19" style:family="text">
      <style:text-properties fo:font-variant="normal" fo:text-transform="none" fo:color="#3c3b37" style:font-name="sf pro text" fo:font-size="13.5pt" fo:letter-spacing="normal" fo:font-style="normal" fo:font-weight="normal"/>
    </style:style>
    <style:style style:name="T20" style:family="text">
      <style:text-properties fo:font-variant="normal" fo:text-transform="none" fo:color="#3c3b37" style:font-name="sf pro text" fo:font-size="13.5pt" fo:letter-spacing="normal" fo:font-style="normal" fo:font-weight="normal" loext:padding="0in" loext:border="none"/>
    </style:style>
    <style:style style:name="T21" style:family="text">
      <style:text-properties fo:font-variant="normal" fo:text-transform="none" fo:color="#b35a1b" style:font-name="sfmono-regular" fo:font-size="12pt" fo:letter-spacing="normal" fo:font-style="normal" fo:font-weight="normal" fo:background-color="#ffffff" loext:char-shading-value="0" loext:padding-left="0.0417in" loext:padding-right="0.0417in" loext:padding-top="0.0209in" loext:padding-bottom="0.0209in" loext:border="0.06pt solid #dedfe0"/>
    </style:style>
    <style:style style:name="T22" style:family="text">
      <style:text-properties fo:font-variant="normal" fo:text-transform="none" fo:color="#b35a1b" style:font-name="sfmono-regular" fo:font-size="12pt" fo:letter-spacing="normal" fo:font-style="normal" fo:font-weight="bold" fo:background-color="#ffffff" loext:char-shading-value="0" loext:padding="0in" loext:border="none"/>
    </style:style>
    <style:style style:name="T23"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24" style:family="text">
      <style:text-properties fo:color="#007791" style:text-line-through-style="none" style:text-line-through-type="none" fo:font-size="13.5pt" style:text-underline-style="none" style:text-blinking="false" fo:background-color="#ffffff" loext:char-shading-value="0" loext:padding="0in" loext:border="none"/>
    </style:style>
    <style:style style:name="T25" style:family="text">
      <style:text-properties fo:color="#007791" style:text-line-through-style="none" style:text-line-through-type="none" fo:font-size="13.5pt" style:text-underline-style="none" officeooo:rsid="000eb398" style:text-blinking="false" fo:background-color="#ffffff" loext:char-shading-value="0" loext:padding="0in" loext:border="none"/>
    </style:style>
    <style:style style:name="T26"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27"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28" style:family="text">
      <style:text-properties fo:color="#007791" style:text-line-through-style="none" style:text-line-through-type="none" fo:font-size="13.5pt" style:text-underline-style="none" fo:font-weight="bold" style:text-blinking="false" fo:background-color="#ffffff" loext:char-shading-value="0" loext:padding="0in" loext:border="none"/>
    </style:style>
    <style:style style:name="T29"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30" style:family="text">
      <style:text-properties fo:color="#007791" fo:font-size="13.5pt" fo:font-weight="bold"/>
    </style:style>
    <style:style style:name="T31" style:family="text">
      <style:text-properties style:text-line-through-style="none" style:text-line-through-type="none" fo:font-size="13.5pt" style:text-underline-style="none" style:text-blinking="false" fo:background-color="#ffffff" loext:char-shading-value="0" loext:padding="0in" loext:border="none"/>
    </style:style>
    <style:style style:name="T32" style:family="text">
      <style:text-properties style:text-line-through-style="none" style:text-line-through-type="none" fo:font-size="13.5pt" style:text-underline-style="none" officeooo:rsid="000eb398" style:text-blinking="false" fo:background-color="#ffffff" loext:char-shading-value="0" loext:padding="0in" loext:border="none"/>
    </style:style>
    <style:style style:name="T33" style:family="text">
      <style:text-properties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34"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in" loext:border="none"/>
    </style:style>
    <style:style style:name="T35"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in" loext:border="none"/>
    </style:style>
    <style:style style:name="T36" style:family="text">
      <style:text-properties style:text-line-through-style="none" style:text-line-through-type="none" fo:font-size="13.5pt" style:text-underline-style="none" fo:font-weight="bold" style:text-blinking="false" fo:background-color="#ffffff" loext:char-shading-value="0" loext:padding="0in" loext:border="none"/>
    </style:style>
    <style:style style:name="T37"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38"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in" loext:border="none"/>
    </style:style>
    <style:style style:name="T39" style:family="text">
      <style:text-properties style:text-line-through-style="none" style:text-line-through-type="none" fo:font-size="13.5pt" style:text-underline-style="none" fo:font-weight="normal" style:text-blinking="false" fo:background-color="#ffffff" loext:char-shading-value="0" loext:padding="0in" loext:border="none"/>
    </style:style>
    <style:style style:name="T40" style:family="text">
      <style:text-properties fo:font-size="13.5pt"/>
    </style:style>
    <style:style style:name="T41" style:family="text">
      <style:text-properties fo:color="#b35a1b" style:text-line-through-style="none" style:text-line-through-type="none" style:font-name="sfmono-regular" fo:font-size="12pt" style:text-underline-style="none" style:text-blinking="false" fo:background-color="#ffffff" loext:char-shading-value="0" loext:padding-left="0.0417in" loext:padding-right="0.0417in" loext:padding-top="0.0209in" loext:padding-bottom="0.0209in" loext:border="0.06pt solid #dedfe0"/>
    </style:style>
    <style:style style:name="T42"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0417in" loext:padding-right="0.0417in" loext:padding-top="0.0209in" loext:padding-bottom="0.0209in" loext:border="0.06pt solid #dedfe0"/>
    </style:style>
    <style:style style:name="T43"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0417in" loext:padding-right="0.0417in" loext:padding-top="0.0209in" loext:padding-bottom="0.0209in" loext:border="0.06pt solid #dedfe0"/>
    </style:style>
    <style:style style:name="T44"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in" loext:border="none"/>
    </style:style>
    <style:style style:name="T45"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in" loext:border="none"/>
    </style:style>
    <style:style style:name="T46" style:family="text">
      <style:text-properties fo:color="#29303b"/>
    </style:style>
    <style:style style:name="T47" style:family="text">
      <style:text-properties fo:color="#46c28e"/>
    </style:style>
    <style:style style:name="T48" style:family="text">
      <style:text-properties fo:font-size="13pt" style:font-size-asian="13pt" style:font-size-complex="13pt"/>
    </style:style>
    <style:style style:name="T49"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50"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in" loext:border="none"/>
    </style:style>
    <text:list-style style:name="L1">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40">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40">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24">https://www.youtube.com/watch?v=NmM9HA2MQGI</text:span></text:a><text:span text:style-name="T40"><text:line-break/><text:line-break/></text:span><text:a xlink:type="simple" xlink:href="https://www.youtube.com/watch?v=Yjrfm_oRO0w" office:target-frame-name="_blank" xlink:show="new" text:style-name="Internet_20_link" text:visited-style-name="Visited_20_Internet_20_Link"><text:span text:style-name="T24">https://www.youtube.com/watch?v=Yjrfm_oRO0w</text:span></text:a><text:span text:style-name="T40"><text:line-break/><text:line-break/></text:span><text:a xlink:type="simple" xlink:href="https://www.youtube.com/watch?v=vsXMMT2CqqE&amp;t=" office:target-frame-name="_blank" xlink:show="new" text:style-name="Internet_20_link" text:visited-style-name="Visited_20_Internet_20_Link"><text:span text:style-name="T24">https://www.youtube.com/watch?v=vsXMMT2CqqE&amp;t=</text:span></text:a><text:span text:style-name="T40"><text:line-break/><text:line-break/></text:span><text:a xlink:type="simple" xlink:href="https://www.youtube.com/watch?v=NF1pwjL9-DE" text:style-name="Internet_20_link" text:visited-style-name="Visited_20_Internet_20_Link"><text:span text:style-name="T24">https://www.youtube.com/watch?v=NF1pwjL9-DE</text:span></text:a></text:p>
      <text:p text:style-name="P14"/>
      <text:p text:style-name="P3"><text:span text:style-name="T25"><text:tab/><text:tab/></text:span><text:span text:style-name="T31">Quick Note: SSH Into A Server</text:span></text:p>
      <text:p text:style-name="P14"/>
      <text:p text:style-name="P38"><text:span text:style-name="T31">In the previous video I showed you how to add SSH keys to the </text:span><text:span text:style-name="Source_20_Text"><text:span text:style-name="T41">authorized_keys</text:span></text:span><text:span text:style-name="T31">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31">server after you've added the SSH key on the control panel, or add it manually to the </text:span><text:span text:style-name="Source_20_Text"><text:span text:style-name="T41">authorized_keys</text:span></text:span><text:span text:style-name="T31">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36">2. Type "ssh-agent bash" and press Enter.</text:p>
      <text:p text:style-name="P36">3. Type "ssh-add ~/.ssh/id_rsa_digitalocean" and press Enter. You should get confrimation of Identity added.</text:p>
      <text:p text:style-name="P36">4. Try connecting to your digital ocean account again via SSH. Now it shouldn't ask you for the password!</text:p>
      <text:p text:style-name="P36"><text:tab/><text:tab/><text:span text:style-name="T48">Resources: SSH Into A Server</text:span></text:p>
      <text:p text:style-name="P38"><text:span text:style-name="Strong_20_Emphasis"><text:span text:style-name="T36">Recommended </text:span></text:span><text:span text:style-name="Source_20_Text"><text:span text:style-name="Strong_20_Emphasis"><text:span text:style-name="T44">ssh-keygen</text:span></text:span></text:span><text:span text:style-name="Strong_20_Emphasis"><text:span text:style-name="T39">  </text:span></text:span><text:span text:style-name="Strong_20_Emphasis"><text:span text:style-name="T36">command:</text:span></text:span></text:p>
      <text:p text:style-name="P35"><text:span text:style-name="T46">ssh-keygen -t rsa -b 4096 -C </text:span><text:span text:style-name="T47">"your_email@example.com"</text:span></text:p>
      <text:p text:style-name="P31"><text:span text:style-name="Strong_20_Emphasis"><text:span text:style-name="T18"><text:line-break/>Windows: <text:line-break/></text:span></text:span><text:span text:style-name="T19">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19"><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19"><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19"><text:line-break/><text:line-break/></text:span><text:span text:style-name="Source_20_Text"><text:span text:style-name="T21">pbcopy</text:span></text:span><text:span text:style-name="T19">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37"/>
      <text:p text:style-name="P31"><text:span text:style-name="Strong_20_Emphasis"><text:span text:style-name="T18">Extra Video:<text:line-break/></text:span></text:span><text:span text:style-name="T19">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2"><text:span text:style-name="T32"><text:tab/><text:tab/></text:span><text:span text:style-name="T31">Extra Solution: Set Up SSH on Github</text:span></text:p>
      <text:p text:style-name="P33"/>
      <text:p text:style-name="P32"><text:span text:style-name="T31">Here is a great visual guide created by a fellow student if you are still having problems solving this exercise (especially on </text:span><text:soft-page-break/><text:span text:style-name="T31">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34"/>
      <text:p text:style-name="P34"/>
      <text:p text:style-name="P33"/>
      <text:p text:style-name="P3"><text:span text:style-name="T25"><text:tab/><text:tab/></text:span><text:span text:style-name="T31">Optional: Contributing To Open Source Projects</text:span></text:p>
      <text:p text:style-name="P10"/>
      <text:p text:style-name="P39"><text:span text:style-name="T31">If you haven't done so already, </text:span><text:span text:style-name="Strong_20_Emphasis"><text:span text:style-name="T36">it is time to contribute to your first open source project!</text:span></text:span></text:p>
      <text:p text:style-name="P37"/>
      <text:p text:style-name="P31"><text:span text:style-name="T19">The contribution can be as big as a new feature, or as small as fixing a typo in the </text:span><text:span text:style-name="Source_20_Text"><text:span text:style-name="Strong_20_Emphasis"><text:span text:style-name="T22">README.md</text:span></text:span></text:span><text:span text:style-name="T19"> file. Here is what we are going to do:</text:span></text:p>
      <text:p text:style-name="P37"/>
      <text:p text:style-name="P31"><text:span text:style-name="T19">1. Join our Discord community </text:span><text:span text:style-name="Strong_20_Emphasis"><text:span text:style-name="T18">(see Lecture 2 of this course) </text:span></text:span><text:span text:style-name="T19">and make sure you are in the </text:span><text:span text:style-name="Strong_20_Emphasis"><text:span text:style-name="T18">#group-project channel</text:span></text:span><text:span text:style-name="T19">. </text:span></text:p>
      <text:p text:style-name="P31"><text:span text:style-name="T19">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4">Read this 4 step guide by selecting "Open Source Projects"</text:span></text:span></text:a></text:p>
      <text:p text:style-name="P31"><text:span text:style-name="T19">3. Share your </text:span><text:span text:style-name="Strong_20_Emphasis"><text:span text:style-name="T18">pull request on the Discord channel #group-project-chat </text:span></text:span><text:span text:style-name="T19">so others can see your awesome contribution!</text:span></text:p>
      <text:p text:style-name="P31"><text:span text:style-name="T19">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19">. If you have any issues with this, you can tag the management team on Discord and let them know by pinging </text:span><text:span text:style-name="Strong_20_Emphasis"><text:span text:style-name="T18">@Management Team</text:span></text:span></text:p>
      <text:p text:style-name="P10"/>
      <text:p text:style-name="P10"/>
      <text:p text:style-name="P11"><text:tab/><text:tab/>Monthly Coding Challenges, Free Resources and Guides</text:p>
      <text:p text:style-name="P11"/>
      <text:p text:style-name="P4"><text:span text:style-name="T31">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28">coding challenges</text:span></text:span></text:a><text:span text:style-name="T31"> for you to participate in, </text:span><text:a xlink:type="simple" xlink:href="https://zerotomastery.io/blog/" office:target-frame-name="_blank" xlink:show="new" text:style-name="Internet_20_link" text:visited-style-name="Visited_20_Internet_20_Link"><text:span text:style-name="Strong_20_Emphasis"><text:span text:style-name="T28">monthly industry blogs</text:span></text:span></text:a><text:span text:style-name="T31"> and other</text:span><text:span text:style-name="Strong_20_Emphasis"><text:span text:style-name="T31"> </text:span></text:span><text:a xlink:type="simple" xlink:href="https://zerotomastery.io/resources/" office:target-frame-name="_blank" xlink:show="new" text:style-name="Internet_20_link" text:visited-style-name="Visited_20_Internet_20_Link"><text:span text:style-name="Strong_20_Emphasis"><text:span text:style-name="T28">top free resources</text:span></text:span></text:a><text:span text:style-name="T31"> emailed to you. We also have annual events like </text:span><text:span text:style-name="Emphasis"><text:span text:style-name="T31">Advent of Code</text:span></text:span><text:span text:style-name="T31">🎄, </text:span><text:span text:style-name="Emphasis"><text:span text:style-name="T31">Hacktoberfest </text:span></text:span><text:span text:style-name="T31">👾, and </text:span><text:span text:style-name="Emphasis"><text:span text:style-name="T31">Frosty February Hackathon</text:span></text:span><text:span text:style-name="T31">☃️, plus some </text:span><text:span text:style-name="Emphasis"><text:span text:style-name="T31">giveaways </text:span></text:span><text:span text:style-name="T31">🎁 as well.<text:line-break/></text:span></text:p>
      <text:p text:style-name="P11"><text:tab/><text:tab/>Resources: Image File Formats</text:p>
      <text:p text:style-name="P11"/>
      <text:p text:style-name="P4"><text:soft-page-break/><text:span text:style-name="T31">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24">https://99designs.com/blog/tips/image-file-types/</text:span></text:a><text:span text:style-name="T31"><text:line-break/><text:line-break/></text:span><text:a xlink:type="simple" xlink:href="https://pageweight.imgix.com/" office:target-frame-name="_blank" xlink:show="new" text:style-name="Internet_20_link" text:visited-style-name="Visited_20_Internet_20_Link"><text:span text:style-name="T24">https://pageweight.imgix.com/</text:span></text:a><text:span text:style-name="T31"><text:line-break/><text:line-break/></text:span><text:a xlink:type="simple" xlink:href="https://www.sitepoint.com/gif-png-jpg-which-one-to-use/" office:target-frame-name="_blank" xlink:show="new" text:style-name="Internet_20_link" text:visited-style-name="Visited_20_Internet_20_Link"><text:span text:style-name="T24">https://www.sitepoint.com/gif-png-jpg-which-one-to-use/</text:span></text:a></text:p>
      <text:p text:style-name="P11"/>
      <text:p text:style-name="P11"/>
      <text:p text:style-name="P11"><text:tab/><text:tab/>Exercise: #1 - Media Queries</text:p>
      <text:p text:style-name="P29"/>
      <text:p text:style-name="P4"><text:a xlink:type="simple" xlink:href="https://www.verexif.com/en/" office:target-frame-name="_blank" xlink:show="new" text:style-name="Internet_20_link" text:visited-style-name="Visited_20_Internet_20_Link"><text:span text:style-name="T24">https://www.verexif.com/en/</text:span></text:a><text:span text:style-name="T31"><text:line-break/><text:line-break/></text:span><text:a xlink:type="simple" xlink:href="https://css-tricks.com/snippets/css/media-queries-for-standard-devices/" office:target-frame-name="_blank" xlink:show="new" text:style-name="Internet_20_link" text:visited-style-name="Visited_20_Internet_20_Link"><text:span text:style-name="T24">Media Queries</text:span></text:a><text:span text:style-name="T31"><text:line-break/><text:line-break/></text:span><text:a xlink:type="simple" xlink:href="https://gist.github.com/bartholomej/8415655" office:target-frame-name="_blank" xlink:show="new" text:style-name="Internet_20_link" text:visited-style-name="Visited_20_Internet_20_Link"><text:span text:style-name="T24">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26">Max Parallel Requests Per Browser</text:span></text:a></text:p>
      <text:p text:style-name="P17"/>
      <text:p text:style-name="P17"><text:tab/><text:tab/>Resources: Async + Defer</text:p>
      <text:p text:style-name="P17"/>
      <text:p text:style-name="P5"><text:span text:style-name="T33">One thing that I didn't mention much in the previous video is that because of HTML parsing, the location of the script tags when you put </text:span><text:span text:style-name="Source_20_Text"><text:span text:style-name="T42">async</text:span></text:span><text:span text:style-name="T33">  or </text:span><text:span text:style-name="Source_20_Text"><text:span text:style-name="T42">defer</text:span></text:span><text:span text:style-name="T33">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26">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33">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26">repository here</text:span></text:a><text:span text:style-name="T33">.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26">Github pages</text:span></text:a><text:span text:style-name="T33"> for it so that you have a URL you can test on these two tools:</text:span><text:span text:style-name="T49"><text:line-break/><text:line-break/></text:span><text:span text:style-name="T33">1. </text:span><text:a xlink:type="simple" xlink:href="https://developers.google.com/speed/pagespeed/insights/" office:target-frame-name="_blank" xlink:show="new" text:style-name="Internet_20_link" text:visited-style-name="Visited_20_Internet_20_Link"><text:span text:style-name="T26">PageSpeed Insights</text:span></text:a><text:span text:style-name="T49"><text:line-break/></text:span><text:span text:style-name="T33">2. </text:span><text:a xlink:type="simple" xlink:href="https://www.webpagetest.org/" office:target-frame-name="_blank" xlink:show="new" text:style-name="Internet_20_link" text:visited-style-name="Visited_20_Internet_20_Link"><text:span text:style-name="T26">WebPageTest</text:span></text:a></text:p>
      <text:p text:style-name="P17"/>
      <text:p text:style-name="P18"><text:tab/><text:tab/>Optional: Resource Prefetching</text:p>
      <text:p text:style-name="P18"><text:soft-page-break/></text:p>
      <text:p text:style-name="P41">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1"><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0">Here are some extra resources and guides if you want a little more practice:</text:p>
      <text:p text:style-name="P31"><text:span text:style-name="Strong_20_Emphasis"><text:span text:style-name="T18">Exercise: Dev Tools: </text:span></text:span></text:p>
      <text:p text:style-name="P37"/>
      <text:list xml:id="list1510098076" text:style-name="L1">
        <text:list-item>
          <text:p text:style-name="P47"><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19"> to sort activities based on which ones took up the most time.</text:span></text:p>
        </text:list-item>
        <text:list-item>
          <text:p text:style-name="P5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19"> to measure whether your animations truly run smoothly.</text:span></text:p>
        </text:list-item>
        <text:list-item>
          <text:p text:style-name="P5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19"> in real-time with the Performance Monitor.</text:span></text:p>
        </text:list-item>
        <text:list-item>
          <text:p text:style-name="P5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19"> to play back exactly how the page looked while the page loaded, or an animation fired, and so on.</text:span></text:p>
        </text:list-item>
        <text:list-item>
          <text:p text:style-name="P5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19"> to quickly identify what happened on a page after a user interacted with it.</text:span></text:p>
        </text:list-item>
        <text:list-item>
          <text:p text:style-name="P5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19"> by highlighting the page whenever a potentially problematic listener fires.</text:span></text:p>
        </text:list-item>
        <text:list-item>
          <text:p text:style-name="P5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19">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19"> to view every event that occurred on the main thread while you were recording.</text:span></text:p>
        </text:list-item>
      </text:list>
      <text:p text:style-name="P31"><text:span text:style-name="T19"><text:line-break/></text:span><text:span text:style-name="Strong_20_Emphasis"><text:span text:style-name="T18">Other Resources:</text:span></text:span></text:p>
      <text:p text:style-name="P31"><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1"><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1"><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1"><text:a xlink:type="simple" xlink:href="http://websitespeedranker.com/" office:target-frame-name="_blank" xlink:show="new" text:style-name="Internet_20_link" text:visited-style-name="Visited_20_Internet_20_Link"><text:span text:style-name="T1">http://websitespeedranker.com/</text:span></text:a></text:p>
      <text:p text:style-name="P31"><text:a xlink:type="simple" xlink:href="https://pageweight.imgix.com/?ref=producthunt" office:target-frame-name="_blank" xlink:show="new" text:style-name="Internet_20_link" text:visited-style-name="Visited_20_Internet_20_Link"><text:span text:style-name="T1">https://pageweight.imgix.com/</text:span></text:a></text:p>
      <text:p text:style-name="P31"><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1"><text:a xlink:type="simple" xlink:href="https://passmarked.com/?ref=producthunt" office:target-frame-name="_blank" xlink:show="new" text:style-name="Internet_20_link" text:visited-style-name="Visited_20_Internet_20_Link"><text:span text:style-name="T1">https://passmarked.com/</text:span></text:a></text:p>
      <text:p text:style-name="P31"><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37"/>
      <text:p text:style-name="P31"><text:span text:style-name="Strong_20_Emphasis"><text:span text:style-name="T18">Additional image manipulation tools:</text:span></text:span></text:p>
      <text:list xml:id="list1721383159" text:style-name="L2">
        <text:list-item>
          <text:p text:style-name="P48"><text:a xlink:type="simple" xlink:href="https://www.xnview.com/en/xnconvert/" office:target-frame-name="_blank" xlink:show="new" text:style-name="Internet_20_link" text:visited-style-name="Visited_20_Internet_20_Link"><text:span text:style-name="T1">XNConvert</text:span></text:a><text:span text:style-name="T19">: This free, cross-platform tool can handle batched images, and performs resizing, optimization, and other transforms.</text:span></text:p>
        </text:list-item>
        <text:list-item>
          <text:p text:style-name="P52"><text:a xlink:type="simple" xlink:href="https://imageoptim.com/mac" office:target-frame-name="_blank" xlink:show="new" text:style-name="Internet_20_link" text:visited-style-name="Visited_20_Internet_20_Link"><text:span text:style-name="T1">ImageOptim</text:span></text:a><text:span text:style-name="T19">: This free tool is available for Mac and as an online service, and is specifically aimed at optimizing images for speed, including metadata removal (discussed above).</text:span></text:p>
        </text:list-item>
        <text:list-item>
          <text:p text:style-name="P52"><text:a xlink:type="simple" xlink:href="https://itunes.apple.com/us/app/resizeit/id416280139?mt=12" office:target-frame-name="_blank" xlink:show="new" text:style-name="Internet_20_link" text:visited-style-name="Visited_20_Internet_20_Link"><text:span text:style-name="T1">ResizeIt</text:span></text:a><text:span text:style-name="T19">: A Mac-only desktop product that lets you change the size of multiple images simultaneously, and can convert file formats at the same time.</text:span></text:p>
        </text:list-item>
        <text:list-item>
          <text:p text:style-name="P52"><text:a xlink:type="simple" xlink:href="http://www.picresize.com/" office:target-frame-name="_blank" xlink:show="new" text:style-name="Internet_20_link" text:visited-style-name="Visited_20_Internet_20_Link"><text:span text:style-name="T1">PicResize</text:span></text:a><text:span text:style-name="T19">: One of several good browser-based tools that gives you lots of options for cropping, rotating, resizing, adding effects to, and converting images.</text:span></text:p>
        </text:list-item>
        <text:list-item>
          <text:p text:style-name="P52"><text:a xlink:type="simple" xlink:href="https://www.gimp.org/" office:target-frame-name="_blank" xlink:show="new" text:style-name="Internet_20_link" text:visited-style-name="Visited_20_Internet_20_Link"><text:span text:style-name="T1">Gimp</text:span></text:a><text:span text:style-name="T19">: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33">Here is a great resource if you want to learn more about what will be coming up in the future with HTTP/2:</text:span><text:span text:style-name="T49"><text:line-break/><text:line-break/></text:span><text:a xlink:type="simple" xlink:href="https://developers.google.com/web/fundamentals/performance/http2/" office:target-frame-name="_blank" xlink:show="new" text:style-name="Internet_20_link" text:visited-style-name="Visited_20_Internet_20_Link"><text:span text:style-name="T26">https://developers.google.com/web/fundamentals/performance/http2/</text:span></text:a></text:p>
      <text:p text:style-name="P20"><text:tab/><text:tab/></text:p>
      <text:p text:style-name="P20"><text:tab/><text:tab/>HTTP/3</text:p>
      <text:p text:style-name="P6"><text:span text:style-name="T33">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28">read about the details here</text:span></text:span></text:a><text:span text:style-name="T33">. When it becomes more common place, I will make a video on it :)</text:span></text:p>
      <text:p text:style-name="P20"/>
      <text:p text:style-name="P20"><text:tab/><text:tab/></text:p>
      <text:p text:style-name="P6"><text:span text:style-name="T49"><text:tab/><text:tab/></text:span><text:span text:style-name="T50">Section 3: React + Redux</text:span></text:p>
      <text:p text:style-name="P21"/>
      <text:p text:style-name="P21"/>
      <text:p text:style-name="P21"><text:soft-page-break/></text:p>
      <text:p text:style-name="P42">You can find all the code used in this section with the latest up to date libraries below if you encounter any issues:</text:p>
      <text:p text:style-name="P37"/>
      <text:p text:style-name="P31"><text:a xlink:type="simple" xlink:href="https://github.com/aneagoie/robofriends" office:target-frame-name="_blank" xlink:show="new" text:style-name="Internet_20_link" text:visited-style-name="Visited_20_Internet_20_Link"><text:span text:style-name="Strong_20_Emphasis"><text:span text:style-name="T4">https://github.com/aneagoie/robofriends</text:span></text:span></text:a></text:p>
      <text:p text:style-name="P21"/>
      <text:p text:style-name="P22"><text:tab/><text:tab/>Learning Guideline</text:p>
      <text:p text:style-name="P22"/>
      <text:p text:style-name="P43">Since I get this question a lot, I've added an info graph to help you decide what skills you should focus on and what you need to learn to succeed as a Web Developer.</text:p>
      <text:p text:style-name="P30"><text:a xlink:type="simple" xlink:href="https://zerotomastery.io/courses/#roadmap" office:target-frame-name="_blank" xlink:show="new" text:style-name="Internet_20_link" text:visited-style-name="Visited_20_Internet_20_Link"><text:span text:style-name="T27">See the full sized map here.</text:span></text:a></text:p>
      <text:p text:style-name="P23"/>
      <text:p text:style-name="P23"><text:tab/><text:tab/>Exercise: #1 - Media Queries</text:p>
      <text:p text:style-name="P23"/>
      <text:p text:style-name="P24"><text:span text:style-name="T13">This first few React videos are </text:span><text:span text:style-name="Strong_20_Emphasis"><text:span text:style-name="T6">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5">The Complete Web Developer: Zero to Mastery</text:span></text:span></text:a><text:span text:style-name="Strong_20_Emphasis"><text:span text:style-name="T6">.</text:span></text:span><text:span text:style-name="T13">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6">go straight to Introduction to Redux + Webpack</text:span></text:span><text:span text:style-name="T23"><text:line-break/><text:line-break/></text:span><text:span text:style-name="Strong_20_Emphasis"><text:span text:style-name="T6">This is only recommended if you have complete The Complete Web Developer: Zero to Mastery OR you have previous experience with React.</text:span></text:span><text:span text:style-name="T23"><text:line-break/><text:line-break/></text:span><text:span text:style-name="T13">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30">Create React App 4 is here</text:span></text:span></text:a><text:span text:style-name="T40">! Luckily for us, most of the changes are internal so the way you install it and use it is very similar (same) to what you saw with Create React App 3!</text:span></text:p>
      <text:p text:style-name="P12"/>
      <text:p text:style-name="P9"><text:span text:style-name="T34"><text:tab/><text:tab/></text:span><text:span text:style-name="T40">React.Fragment and Semantic HTML</text:span></text:p>
      <text:p text:style-name="P12"/>
      <text:p text:style-name="P9"><text:span text:style-name="T34">One thing you will notice with React is that because we always have to return just one element from a component, we end up wrapping a lot of our components in </text:span><text:span text:style-name="Source_20_Text"><text:span text:style-name="T43">&lt;div&gt;&lt;/div&gt;</text:span></text:span><text:span text:style-name="T34">.<text:line-break/><text:line-break/></text:span><text:span text:style-name="Strong_20_Emphasis"><text:span text:style-name="T37">BUT WHAT ABOUT SEMANTIC HTML YOU TAUGHT US ABOUT IN THE HTML SECTION ANDREI!??!!</text:span></text:span><text:span text:style-name="T34"><text:line-break/><text:line-break/></text:span><text:span text:style-name="Strong_20_Emphasis"><text:span text:style-name="T37">You are right! React realized this was an issue, and with the newer version of React 16.2, they introduced something called </text:span></text:span><text:span text:style-name="Source_20_Text"><text:span text:style-name="Strong_20_Emphasis"><text:span text:style-name="T45">Fragment</text:span></text:span></text:span><text:span text:style-name="Strong_20_Emphasis"><text:span text:style-name="T35"> </text:span></text:span><text:span text:style-name="Strong_20_Emphasis"><text:span text:style-name="T37">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29">You can read about it here</text:span></text:span></text:a><text:span text:style-name="Strong_20_Emphasis"><text:span text:style-name="T35"> </text:span></text:span><text:span text:style-name="Strong_20_Emphasis"><text:span text:style-name="T37">(optional).</text:span></text:span></text:p>
      <text:p text:style-name="P9"><text:span text:style-name="Strong_20_Emphasis"><text:span text:style-name="T37"/></text:span></text:p>
      <text:p text:style-name="P9"><text:span text:style-name="Strong_20_Emphasis"><text:span text:style-name="T37"><text:tab/><text:tab/></text:span></text:span><text:span text:style-name="Strong_20_Emphasis"><text:span text:style-name="T38">Robofriends source code from course</text:span></text:span></text:p>
      <text:p text:style-name="P25"><text:span text:style-name="Strong_20_Emphasis"><text:span text:style-name="T7"><text:tab/><text:tab/></text:span></text:span><text:a xlink:type="simple" xlink:href="https://github.com/aneagoie/robofriends" text:style-name="Internet_20_link" text:visited-style-name="Visited_20_Internet_20_Link"><text:span text:style-name="Strong_20_Emphasis"><text:span text:style-name="T3">https://github.com/aneagoie/robofriends</text:span></text:span></text:a></text:p>
      <text:p text:style-name="P25"><text:span text:style-name="Strong_20_Emphasis"><text:span text:style-name="T7"/></text:span></text:p>
      <text:p text:style-name="P26"><text:span text:style-name="Strong_20_Emphasis"><text:span text:style-name="T8"><text:tab/><text:tab/>install Redux DevTools</text:span></text:span></text:p>
      <text:p text:style-name="P26"><text:span text:style-name="Strong_20_Emphasis"><text:span text:style-name="T8"/></text:span></text:p>
      <text:p text:style-name="P26"><text:span text:style-name="Strong_20_Emphasis"><text:span text:style-name="T8"/></text:span></text:p>
      <text:p text:style-name="P26"><text:span text:style-name="Strong_20_Emphasis"><text:span text:style-name="T8"/></text:span></text:p>
      <text:p text:style-name="P26"><text:span text:style-name="Strong_20_Emphasis"><text:span text:style-name="T8"><text:tab/><text:tab/></text:span></text:span><text:span text:style-name="Strong_20_Emphasis"><text:span text:style-name="T15">Project Files – Redux</text:span></text:span></text:p>
      <text:p text:style-name="P26"><text:span text:style-name="Strong_20_Emphasis"><text:span text:style-name="T8"/></text:span></text:p>
      <text:p text:style-name="P44"><text:span text:style-name="Strong_20_Emphasis"><text:span text:style-name="T14">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37"/>
      <text:p text:style-name="P31"><text:span text:style-name="T19">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8"/></text:span></text:p>
      <text:p text:style-name="P26"><text:soft-page-break/><text:span text:style-name="Strong_20_Emphasis"><text:span text:style-name="T8"/></text:span></text:p>
      <text:p text:style-name="P27"><text:span text:style-name="Strong_20_Emphasis"><text:span text:style-name="T9"><text:tab/><text:tab/><text:tab/><text:tab/>React tools and Libraries</text:span></text:span></text:p>
      <text:p text:style-name="P27"><text:span text:style-name="Strong_20_Emphasis"><text:span text:style-name="T9"/></text:span></text:p>
      <text:p text:style-name="P27"><text:span text:style-name="Strong_20_Emphasis"><text:span text:style-name="T9">Ramda, Lo dash, glamorous, styled components, css-modules, gatsby, next js, material ui, semantic ui, </text:span></text:span><text:span text:style-name="Strong_20_Emphasis"><text:span text:style-name="T10">redux-saga for more async requests, <text:s/>immutable.js, </text:span></text:span></text:p>
      <text:p text:style-name="P27"><text:span text:style-name="Strong_20_Emphasis"><text:span text:style-name="T10"/></text:span></text:p>
      <text:p text:style-name="P28"><text:span text:style-name="Strong_20_Emphasis"><text:span text:style-name="T11">bundeling parcel, webpack, rollup.js your own npm packages</text:span></text:span></text:p>
      <text:p text:style-name="P28"><text:span text:style-name="Strong_20_Emphasis"><text:span text:style-name="T11"/></text:span></text:p>
      <text:p text:style-name="P28"><text:span text:style-name="Strong_20_Emphasis"><text:span text:style-name="T11"><text:s text:c="8"/></text:span></text:span><text:span text:style-name="Strong_20_Emphasis"><text:span text:style-name="T16">Update: Babel 7 + ESlint +<text:tab/> <text:s text:c="24"/><text:tab/><text:tab/><text:tab/><text:tab/>Webpack 5</text:span></text:span></text:p>
      <text:p text:style-name="P28"><text:span text:style-name="Strong_20_Emphasis"><text:span text:style-name="T11"/></text:span></text:p>
      <text:p text:style-name="P28"><text:a xlink:type="simple" xlink:href="https://babeljs.io/docs/en/v7-migration" text:style-name="Internet_20_link" text:visited-style-name="Visited_20_Internet_20_Link"><text:span text:style-name="Strong_20_Emphasis"><text:span text:style-name="T11">https://babeljs.io/docs/en/v7-migration</text:span></text:span></text:a></text:p>
      <text:p text:style-name="P28"><text:span text:style-name="Strong_20_Emphasis"><text:span text:style-name="T11"/></text:span></text:p>
      <text:p text:style-name="P28"><text:a xlink:type="simple" xlink:href="https://eslint.org/docs/user-guide/migrating-to-3.0.0" text:style-name="Internet_20_link" text:visited-style-name="Visited_20_Internet_20_Link"><text:span text:style-name="Strong_20_Emphasis"><text:span text:style-name="T11">https://eslint.org/docs/user-guide/migrating-to-3.0.0</text:span></text:span></text:a></text:p>
      <text:p text:style-name="P28"><text:span text:style-name="Strong_20_Emphasis"><text:span text:style-name="T11"/></text:span></text:p>
      <text:p text:style-name="P28"><text:span text:style-name="Strong_20_Emphasis"><text:span text:style-name="T11"/></text:span></text:p>
      <text:p text:style-name="P28"><text:span text:style-name="Strong_20_Emphasis"><text:span text:style-name="T11"><text:tab/><text:tab/></text:span></text:span><text:span text:style-name="Strong_20_Emphasis"><text:span text:style-name="T16">Resources: Webpack <text:tab/><text:tab/><text:tab/><text:tab/><text:tab/><text:tab/><text:tab/>Configurator</text:span></text:span></text:p>
      <text:p text:style-name="P31"><text:span text:style-name="T20">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1"/></text:span></text:p>
      <text:p text:style-name="P28"><text:span text:style-name="Strong_20_Emphasis"><text:span text:style-name="T11"/></text:span></text:p>
      <text:p text:style-name="P28"><text:span text:style-name="Strong_20_Emphasis"><text:span text:style-name="T11"/></text:span></text:p>
      <text:p text:style-name="P28"><text:span text:style-name="Strong_20_Emphasis"><text:span text:style-name="T11"/></text:span></text:p>
      <text:p text:style-name="P28"><text:span text:style-name="Strong_20_Emphasis"><text:span text:style-name="T11"><text:tab/><text:tab/></text:span></text:span><text:span text:style-name="Strong_20_Emphasis"><text:span text:style-name="T12">Section 5: Performance part 2</text:span></text:span></text:p>
      <text:p text:style-name="P28"><text:span text:style-name="Strong_20_Emphasis"><text:span text:style-name="T12"/></text:span></text:p>
      <text:p text:style-name="P28"><text:span text:style-name="Strong_20_Emphasis"><text:span text:style-name="T17">Updated Code For This Section</text:span></text:span></text:p>
      <text:p text:style-name="P50">You can find all the code used in this section with the latest up to date libraries below if you encounter any issues:</text:p>
      <text:p text:style-name="P31"><text:a xlink:type="simple" xlink:href="https://github.com/aneagoie/code-splitting-exercise" office:target-frame-name="_blank" xlink:show="new" text:style-name="Internet_20_link" text:visited-style-name="Visited_20_Internet_20_Link"><text:span text:style-name="Strong_20_Emphasis"><text:span text:style-name="T4">https://github.com/aneagoie/code-splitting-exercise</text:span></text:span></text:a></text:p>
      <text:p text:style-name="P37"/>
      <text:p text:style-name="P31"><text:a xlink:type="simple" xlink:href="https://github.com/aneagoie/code-splitting-exercise-updated" office:target-frame-name="_blank" xlink:show="new" text:style-name="Internet_20_link" text:visited-style-name="Visited_20_Internet_20_Link"><text:span text:style-name="Strong_20_Emphasis"><text:span text:style-name="T4">https://github.com/aneagoie/code-splitting-exercise-updated</text:span></text:span></text:a></text:p>
      <text:p text:style-name="P37"/>
      <text:p text:style-name="P31"><text:a xlink:type="simple" xlink:href="https://github.com/aneagoie/robofriends-pwa" office:target-frame-name="_blank" xlink:show="new" text:style-name="Internet_20_link" text:visited-style-name="Visited_20_Internet_20_Link"><text:span text:style-name="Strong_20_Emphasis"><text:span text:style-name="T4">https://github.com/aneagoie/robofriends-pwa</text:span></text:span></text:a></text:p>
      <text:p text:style-name="P37"><text:soft-page-break/></text:p>
      <text:p text:style-name="P31"><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4">https://github.com/aneagoie/Center-For-Robotos-Who-Cant-Be-In-The-App-Store-And-Wanna-Learn-To-Do-Other-Stuff-Good-Too-update</text:span></text:span></text:a></text:p>
      <text:p text:style-name="P28"><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4-25T13:59:17.665000095</dc:date>
    <meta:editing-duration>P1DT6H20M39S</meta:editing-duration>
    <meta:editing-cycles>10</meta:editing-cycles>
    <meta:generator>LibreOffice/6.0.7.3$Linux_X86_64 LibreOffice_project/00m0$Build-3</meta:generator>
    <meta:document-statistic meta:table-count="0" meta:image-count="0" meta:object-count="0" meta:page-count="10" meta:paragraph-count="119" meta:word-count="1686" meta:character-count="11861" meta:non-whitespace-character-count="10152"/>
  </office:meta>
</office:document-meta>
</file>